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heads_20_3" draw:textarea-horizontal-align="justify" draw:textarea-vertical-align="middle" draw:auto-grow-height="false"/>
    </style:style>
    <style:style style:name="gr2" style:family="graphic" style:parent-style-name="standard">
      <style:graphic-properties svg:stroke-width="0.025cm" svg:stroke-color="#808080" draw:marker-start-width="0.237cm" draw:marker-end-width="0.237cm" draw:textarea-horizontal-align="justify" draw:textarea-vertical-align="middle" draw:auto-grow-height="false" fo:padding-top="0.137cm" fo:padding-bottom="0.137cm" fo:padding-left="0.262cm" fo:padding-right="0.262cm" draw:shadow="visible"/>
    </style:style>
    <style:style style:name="gr3" style:family="graphic" style:parent-style-name="standard">
      <style:graphic-properties draw:stroke="none" svg:stroke-color="#000000" draw:fill="none" draw:fill-color="#ffffff" fo:min-height="1.401cm"/>
    </style:style>
    <style:style style:name="gr4" style:family="graphic" style:parent-style-name="standard">
      <style:graphic-properties draw:stroke="none" svg:stroke-color="#000000" draw:fill="none" draw:fill-color="#ffffff" fo:min-height="0.889cm"/>
    </style:style>
    <style:style style:name="gr5" style:family="graphic" style:parent-style-name="standard">
      <style:graphic-properties draw:stroke="none" svg:stroke-color="#000000" draw:fill="none" draw:fill-color="#ffffff" fo:min-height="1.809cm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objectwithoutfill">
      <style:graphic-properties draw:marker-end="" draw:marker-end-width="0.3cm" draw:fill="none" draw:textarea-vertical-align="middle"/>
    </style:style>
    <style:style style:name="gr8" style:family="graphic" style:parent-style-name="objectwithoutfill">
      <style:graphic-properties draw:marker-end="Arrow" draw:fill="none" draw:textarea-vertical-align="middle"/>
    </style:style>
    <style:style style:name="gr9" style:family="graphic" style:parent-style-name="standard">
      <style:graphic-properties draw:stroke="none" svg:stroke-color="#000000" draw:marker-end="Arrowheads_20_3" draw:fill="none" draw:fill-color="#ffffff" fo:min-height="3.048cm"/>
    </style:style>
    <style:style style:name="gr10" style:family="graphic" style:parent-style-name="standard">
      <style:graphic-properties draw:stroke="none" svg:stroke-color="#000000" draw:marker-end="Arrowheads_20_3" draw:fill="none" draw:fill-color="#ffffff" fo:min-height="0.766cm"/>
    </style:style>
    <style:style style:name="gr11" style:family="graphic" style:parent-style-name="standard">
      <style:graphic-properties draw:stroke="none" svg:stroke-color="#000000" draw:marker-end="Arrowheads_20_3" draw:fill="none" draw:fill-color="#ffffff" fo:min-height="0.381cm"/>
    </style:style>
    <style:style style:name="gr12" style:family="graphic" style:parent-style-name="standard">
      <style:graphic-properties draw:stroke="none" svg:stroke-color="#000000" draw:marker-end="Arrowheads_20_3" draw:fill="none" draw:fill-color="#ffffff" fo:min-height="2.794cm"/>
    </style:style>
    <style:style style:name="gr13" style:family="graphic" style:parent-style-name="objectwithoutfill">
      <style:graphic-properties draw:marker-end="" draw:fill="none" draw:textarea-vertical-align="middle"/>
    </style:style>
    <style:style style:name="gr14" style:family="graphic" style:parent-style-name="standard">
      <style:graphic-properties draw:stroke="none" svg:stroke-color="#000000" draw:marker-end="Arrowheads_20_3" draw:fill="none" draw:fill-color="#ffffff" fo:min-height="0.666cm"/>
    </style:style>
    <style:style style:name="gr15" style:family="graphic" style:parent-style-name="standard">
      <style:graphic-properties draw:stroke="none" svg:stroke-color="#000000" draw:marker-end="Arrowheads_20_3" draw:fill="none" draw:fill-color="#ffffff" fo:min-height="1.27cm"/>
    </style:style>
    <style:style style:name="gr16" style:family="graphic" style:parent-style-name="standard">
      <style:graphic-properties draw:stroke="none" svg:stroke-color="#000000" draw:marker-end="Arrowheads_20_3" draw:fill="none" draw:fill-color="#ffffff" fo:min-height="1.016cm"/>
    </style:style>
    <style:style style:name="gr17" style:family="graphic" style:parent-style-name="objectwithoutfill">
      <style:graphic-properties draw:marker-end="Arrowheads_20_3" draw:fill="none" draw:textarea-vertical-align="middle"/>
    </style:style>
    <style:style style:name="gr18" style:family="graphic" style:parent-style-name="standard">
      <style:graphic-properties draw:stroke="none" svg:stroke-color="#000000" draw:marker-end="Arrowheads_20_3" draw:fill="none" draw:fill-color="#ffffff" fo:min-height="0.635cm"/>
    </style:style>
    <style:style style:name="gr19" style:family="graphic" style:parent-style-name="standard">
      <style:graphic-properties draw:stroke="none" svg:stroke-color="#000000" draw:marker-end="Arrowheads_20_3" draw:fill="none" draw:fill-color="#ffffff" fo:min-height="1.397cm"/>
    </style:style>
    <style:style style:name="gr20" style:family="graphic" style:parent-style-name="standard">
      <style:graphic-properties draw:stroke="none" svg:stroke-color="#000000" draw:marker-end="Arrowheads_20_3" draw:fill="none" draw:fill-color="#ffffff" fo:min-height="0.508cm"/>
    </style:style>
    <style:style style:name="gr21" style:family="graphic" style:parent-style-name="standard">
      <style:graphic-properties svg:stroke-width="0.025cm" svg:stroke-color="#2c001e" draw:marker-start-width="0.237cm" draw:marker-end-width="0.237cm" draw:textarea-horizontal-align="justify" draw:textarea-vertical-align="middle" draw:auto-grow-height="false" fo:padding-top="0.137cm" fo:padding-bottom="0.137cm" fo:padding-left="0.262cm" fo:padding-right="0.262cm" draw:shadow="visible"/>
    </style:style>
    <style:style style:name="gr22" style:family="graphic" style:parent-style-name="standard">
      <style:graphic-properties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fo:min-height="1.778cm"/>
    </style:style>
    <style:style style:name="gr24" style:family="graphic" style:parent-style-name="standard">
      <style:graphic-properties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end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start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6" style:family="tex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88cm" svg:height="2.794cm" svg:x="2.269cm" svg:y="20.24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1" draw:layer="layout" svg:width="5.588cm" svg:height="2.794cm" svg:x="2.269cm" svg:y="16.44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1" draw:layer="layout" svg:width="5.588cm" svg:height="2.794cm" svg:x="2.269cm" svg:y="12.539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1" draw:layer="layout" svg:width="5.588cm" svg:height="2.794cm" svg:x="2.27cm" svg:y="4.241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draw:layer="layout" svg:width="5.588cm" svg:height="0.889cm" svg:x="2.27cm" svg:y="1.889cm">
          <text:p text:style-name="P2"><text:span text:style-name="T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3.429cm" svg:height="2.932cm" svg:x="2.832cm" svg:y="4.185cm">
          <draw:text-box>
            <text:p><text:span text:style-name="T1">Global Variables:</text:span></text:p>
            <text:p><text:span text:style-name="T2"/></text:p>
            <text:p><text:span text:style-name="T3">String <text:s text:c="4"/>Variable</text:span></text:p>
            <text:p><text:span text:style-name="T3">Number Variable</text:span></text:p>
            <text:p><text:span text:style-name="T3">Object <text:s text:c="2"/>Variable</text:span></text:p>
            <text:p/>
          </draw:text-box>
        </draw:frame>
        <draw:frame draw:style-name="gr4" draw:text-style-name="P3" draw:layer="layout" svg:width="4.637cm" svg:height="1.433cm" svg:x="2.794cm" svg:y="12.583cm">
          <draw:text-box>
            <text:p text:style-name="P3"><text:span text:style-name="T1">Obj: userInfo</text:span></text:p>
            <text:p text:style-name="P3"><text:span text:style-name="T1"/></text:p>
            <text:p text:style-name="P3"><text:span text:style-name="T4">Method: showUsrInfo</text:span></text:p>
          </draw:text-box>
        </draw:frame>
        <draw:frame draw:style-name="gr5" draw:text-style-name="P3" draw:layer="layout" svg:width="4.826cm" svg:height="2.059cm" svg:x="2.759cm" svg:y="16.433cm">
          <draw:text-box>
            <text:p text:style-name="P3"><text:span text:style-name="T1">Obj: usrQuestions</text:span></text:p>
            <text:p text:style-name="P3"><text:span text:style-name="T4"/></text:p>
            <text:p text:style-name="P3"><text:span text:style-name="T4">Method: usrShowQuestion</text:span></text:p>
          </draw:text-box>
        </draw:frame>
        <draw:line draw:style-name="gr6" draw:text-style-name="P1" draw:layer="layout" svg:x1="5.191cm" svg:y1="15.325cm" svg:x2="5.191cm" svg:y2="16.468cm">
          <text:p/>
        </draw:line>
        <draw:frame draw:style-name="gr5" draw:text-style-name="P3" draw:layer="layout" svg:width="4.826cm" svg:height="2.059cm" svg:x="2.759cm" svg:y="20.234cm">
          <draw:text-box>
            <text:p text:style-name="P3"><text:span text:style-name="T1">Obj: aiQuestions</text:span></text:p>
            <text:p text:style-name="P3"><text:span text:style-name="T4"/></text:p>
            <text:p text:style-name="P3"><text:span text:style-name="T4">Method: aiShowQuestion</text:span></text:p>
          </draw:text-box>
        </draw:frame>
        <draw:line draw:style-name="gr6" draw:text-style-name="P1" draw:layer="layout" svg:x1="5.191cm" svg:y1="19.262cm" svg:x2="5.191cm" svg:y2="20.278cm">
          <text:p/>
        </draw:line>
        <draw:line draw:style-name="gr7" draw:text-style-name="P1" draw:layer="layout" svg:x1="7.858cm" svg:y1="9.509cm" svg:x2="8.874cm" svg:y2="9.509cm">
          <text:p/>
        </draw:line>
        <draw:line draw:style-name="gr7" draw:text-style-name="P1" draw:layer="layout" svg:x1="7.858cm" svg:y1="17.808cm" svg:x2="8.874cm" svg:y2="17.808cm">
          <text:p/>
        </draw:line>
        <draw:line draw:style-name="gr7" draw:text-style-name="P1" draw:layer="layout" svg:x1="7.858cm" svg:y1="21.507cm" svg:x2="8.874cm" svg:y2="21.507cm">
          <text:p/>
        </draw:line>
        <draw:line draw:style-name="gr8" draw:text-style-name="P1" draw:layer="layout" svg:x1="8.868cm" svg:y1="9.509cm" svg:x2="8.868cm" svg:y2="25.511cm">
          <text:p/>
        </draw:line>
        <draw:frame draw:style-name="gr9" draw:text-style-name="P4" draw:layer="layout" svg:width="5.62cm" svg:height="3.298cm" svg:x="14.97cm" svg:y="1.127cm">
          <draw:text-box>
            <text:p text:style-name="P4"><text:span text:style-name="T5">Name: Andrei Birsan</text:span></text:p>
            <text:p text:style-name="P4"><text:span text:style-name="T5">Class: SDI1</text:span></text:p>
            <text:p text:style-name="P4"><text:span text:style-name="T5">Project Name: “Didi-Dossier ”</text:span></text:p>
          </draw:text-box>
        </draw:frame>
        <draw:custom-shape draw:style-name="gr1" draw:text-style-name="P1" draw:layer="layout" svg:width="3.429cm" svg:height="3.429cm" svg:x="10.484cm" svg:y="3.694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6" draw:text-style-name="P1" draw:layer="layout" svg:x1="7.858cm" svg:y1="5.397cm" svg:x2="10.398cm" svg:y2="5.397cm">
          <text:p/>
        </draw:line>
        <draw:frame draw:style-name="gr10" draw:text-style-name="P3" draw:layer="layout" svg:width="2.54cm" svg:height="1.016cm" svg:x="11.092cm" svg:y="5.075cm">
          <draw:text-box>
            <text:p text:style-name="P3"><text:span text:style-name="T1">Conditional</text:span></text:p>
          </draw:text-box>
        </draw:frame>
        <draw:line draw:style-name="gr6" draw:text-style-name="P1" draw:layer="layout" svg:x1="13.886cm" svg:y1="5.379cm" svg:x2="15.156cm" svg:y2="5.379cm">
          <text:p/>
        </draw:line>
        <draw:line draw:style-name="gr6" draw:text-style-name="P1" draw:layer="layout" svg:x1="12.203cm" svg:y1="7.096cm" svg:x2="12.203cm" svg:y2="8.366cm">
          <text:p/>
        </draw:line>
        <draw:frame draw:style-name="gr11" draw:text-style-name="P5" draw:layer="layout" svg:width="1.651cm" svg:height="0.645cm" svg:x="13.827cm" svg:y="4.556cm">
          <draw:text-box>
            <text:p text:style-name="P5"><text:span text:style-name="T2">true</text:span></text:p>
          </draw:text-box>
        </draw:frame>
        <draw:frame draw:style-name="gr11" draw:text-style-name="P5" draw:layer="layout" svg:width="1.27cm" svg:height="0.645cm" svg:x="12.43cm" svg:y="7.096cm">
          <draw:text-box>
            <text:p text:style-name="P5"><text:span text:style-name="T2">false</text:span></text:p>
          </draw:text-box>
        </draw:frame>
        <draw:custom-shape draw:style-name="gr1" draw:text-style-name="P1" draw:layer="layout" svg:width="3.429cm" svg:height="3.429cm" svg:x="15.183cm" svg:y="3.693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0" draw:text-style-name="P2" draw:layer="layout" svg:width="2.54cm" svg:height="1.039cm" svg:x="15.592cm" svg:y="4.875cm">
          <draw:text-box>
            <text:p text:style-name="P2"><text:span text:style-name="T1">Nested</text:span></text:p>
            <text:p text:style-name="P2"><text:span text:style-name="T1">Conditional</text:span></text:p>
          </draw:text-box>
        </draw:frame>
        <draw:line draw:style-name="gr7" draw:text-style-name="P1" draw:layer="layout" svg:x1="18.585cm" svg:y1="5.395cm" svg:x2="19.288cm" svg:y2="5.395cm">
          <text:p/>
        </draw:line>
        <draw:line draw:style-name="gr6" draw:text-style-name="P1" draw:layer="layout" svg:x1="16.853cm" svg:y1="7.095cm" svg:x2="16.853cm" svg:y2="8.365cm">
          <text:p/>
        </draw:line>
        <draw:frame draw:style-name="gr11" draw:text-style-name="P5" draw:layer="layout" svg:width="1.27cm" svg:height="0.645cm" svg:x="17.03cm" svg:y="7.097cm">
          <draw:text-box>
            <text:p text:style-name="P5"><text:span text:style-name="T2">false</text:span></text:p>
          </draw:text-box>
        </draw:frame>
        <draw:frame draw:style-name="gr11" draw:text-style-name="P5" draw:layer="layout" svg:width="1.651cm" svg:height="0.645cm" svg:x="18.428cm" svg:y="4.557cm">
          <draw:text-box>
            <text:p text:style-name="P5"><text:span text:style-name="T2">true</text:span></text:p>
          </draw:text-box>
        </draw:frame>
        <draw:line draw:style-name="gr6" draw:text-style-name="P1" draw:layer="layout" svg:x1="5.141cm" svg:y1="2.825cm" svg:x2="5.141cm" svg:y2="4.175cm">
          <text:p/>
        </draw:line>
        <draw:custom-shape draw:style-name="gr1" draw:text-style-name="P1" draw:layer="layout" svg:width="5.715cm" svg:height="3.818cm" svg:x="2.17cm" svg:y="7.85cm">
          <text:p/>
          <draw:enhanced-geometry svg:viewBox="0 0 21600 21600" draw:text-areas="4230 4230 21600 21600" draw:mirror-horizontal="false" draw:mirror-vertical="false" draw:type="flowchart-internal-storage" draw:enhanced-path="M 0 0 L 21600 0 21600 21600 0 21600 Z N M 4230 0 L 4230 21600 N M 0 4230 L 21600 4230 N"/>
        </draw:custom-shape>
        <draw:line draw:style-name="gr6" draw:text-style-name="P1" draw:layer="layout" svg:x1="5.141cm" svg:y1="7.096cm" svg:x2="5.141cm" svg:y2="7.868cm">
          <text:p/>
        </draw:line>
        <draw:frame draw:style-name="gr12" draw:text-style-name="P3" draw:layer="layout" svg:width="4.445cm" svg:height="3.044cm" svg:x="3.286cm" svg:y="8.622cm">
          <draw:text-box>
            <text:p text:style-name="P3"><text:span text:style-name="T1">Obj: userInfo</text:span></text:p>
            <text:p text:style-name="P3"><text:span text:style-name="T1"/></text:p>
            <text:p text:style-name="P3"><text:span text:style-name="T4">Property: Array</text:span></text:p>
            <text:p text:style-name="P3"><text:span text:style-name="T4">Property: String</text:span></text:p>
            <text:p text:style-name="P3"><text:span text:style-name="T4">Property: Boolean</text:span></text:p>
            <text:p text:style-name="P3"><text:span text:style-name="T4">Property: Number</text:span></text:p>
            <text:p text:style-name="P3"><text:span text:style-name="T4">Property: Object</text:span></text:p>
          </draw:text-box>
        </draw:frame>
        <draw:line draw:style-name="gr13" draw:text-style-name="P1" draw:layer="layout" svg:x1="19.262cm" svg:y1="5.372cm" svg:x2="19.31cm" svg:y2="13.7cm">
          <text:p/>
        </draw:line>
        <draw:custom-shape draw:style-name="gr1" draw:text-style-name="P1" draw:layer="layout" svg:width="3.302cm" svg:height="1.397cm" svg:x="15.224cm" svg:y="8.366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" draw:text-style-name="P1" xml:id="id2" draw:id="id2" draw:layer="layout" svg:width="2.667cm" svg:height="2.667cm" svg:x="15.533cm" svg:y="10.47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4" draw:text-style-name="P3" draw:layer="layout" svg:width="2.213cm" svg:height="0.916cm" svg:x="16.219cm" svg:y="8.786cm">
          <draw:text-box>
            <text:p text:style-name="P3"><text:span text:style-name="T1">Output</text:span></text:p>
          </draw:text-box>
        </draw:frame>
        <draw:frame draw:style-name="gr15" draw:text-style-name="P3" draw:layer="layout" svg:width="2.032cm" svg:height="1.52cm" svg:x="16.242cm" svg:y="11.5cm">
          <draw:text-box>
            <text:p text:style-name="P3"><text:span text:style-name="T1">Back</text:span></text:p>
          </draw:text-box>
        </draw:frame>
        <draw:line draw:style-name="gr6" draw:text-style-name="P1" draw:layer="layout" svg:x1="16.903cm" svg:y1="9.763cm" svg:x2="16.903cm" svg:y2="10.525cm">
          <text:p/>
        </draw:line>
        <draw:custom-shape draw:style-name="gr1" draw:text-style-name="P1" xml:id="id1" draw:id="id1" draw:layer="layout" svg:width="3.302cm" svg:height="1.397cm" svg:x="10.523cm" svg:y="8.365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14" draw:text-style-name="P3" draw:layer="layout" svg:width="2.213cm" svg:height="0.916cm" svg:x="11.518cm" svg:y="8.785cm">
          <draw:text-box>
            <text:p text:style-name="P3"><text:span text:style-name="T1">Output</text:span></text:p>
          </draw:text-box>
        </draw:frame>
        <draw:connector draw:style-name="gr6" draw:text-style-name="P1" draw:layer="layout" draw:type="curve" svg:x1="12.174cm" svg:y1="9.762cm" svg:x2="15.533cm" svg:y2="11.805cm" draw:start-shape="id1" draw:start-glue-point="6" draw:end-shape="id2" draw:end-glue-point="6" svg:d="m12174 9762c0 1362 1119 2043 3359 2043">
          <text:p/>
        </draw:connector>
        <draw:custom-shape draw:style-name="gr1" draw:text-style-name="P1" draw:layer="layout" svg:width="4.445cm" svg:height="1.524cm" svg:x="16.126cm" svg:y="16.22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6" draw:text-style-name="P3" draw:layer="layout" svg:width="3.683cm" svg:height="1.266cm" svg:x="17.207cm" svg:y="16.682cm">
          <draw:text-box>
            <text:p text:style-name="P3"><text:span text:style-name="T1">While Loop</text:span></text:p>
          </draw:text-box>
        </draw:frame>
        <draw:line draw:style-name="gr13" draw:text-style-name="P1" draw:layer="layout" svg:x1="19.288cm" svg:y1="13.7cm" svg:x2="18.653cm" svg:y2="13.7cm">
          <text:p/>
        </draw:line>
        <draw:line draw:style-name="gr17" draw:text-style-name="P1" draw:layer="layout" svg:x1="18.675cm" svg:y1="13.687cm" svg:x2="18.675cm" svg:y2="16.227cm">
          <text:p/>
        </draw:line>
        <draw:frame draw:style-name="gr18" draw:text-style-name="P6" draw:layer="layout" svg:width="4.477cm" svg:height="0.885cm" svg:x="16.413cm" svg:y="0.265cm">
          <draw:text-box>
            <text:p text:style-name="P6"><text:span text:style-name="T6">Page 1</text:span></text:p>
          </draw:text-box>
        </draw:frame>
        <draw:line draw:style-name="gr6" draw:text-style-name="P1" draw:layer="layout" svg:x1="16.155cm" svg:y1="17.002cm" svg:x2="14.631cm" svg:y2="17.002cm">
          <text:p/>
        </draw:line>
        <draw:custom-shape draw:style-name="gr1" draw:text-style-name="P1" draw:layer="layout" svg:width="3.556cm" svg:height="1.524cm" svg:x="16.621cm" svg:y="18.90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9" draw:text-style-name="P3" draw:layer="layout" svg:width="3.429cm" svg:height="1.647cm" svg:x="17.799cm" svg:y="19.407cm">
          <draw:text-box>
            <text:p text:style-name="P3"><text:span text:style-name="T1">Math</text:span></text:p>
          </draw:text-box>
        </draw:frame>
        <draw:frame draw:style-name="gr18" draw:text-style-name="P5" draw:layer="layout" svg:width="1.27cm" svg:height="0.885cm" svg:x="14.843cm" svg:y="16.332cm">
          <draw:text-box>
            <text:p text:style-name="P5"><text:span text:style-name="T2">false</text:span></text:p>
          </draw:text-box>
        </draw:frame>
        <draw:line draw:style-name="gr6" draw:text-style-name="P1" draw:layer="layout" svg:x1="18.372cm" svg:y1="17.764cm" svg:x2="18.372cm" svg:y2="18.907cm">
          <text:p/>
        </draw:line>
        <draw:frame draw:style-name="gr20" draw:text-style-name="P5" draw:layer="layout" svg:width="1.81cm" svg:height="0.758cm" svg:x="18.48cm" svg:y="18.045cm">
          <draw:text-box>
            <text:p text:style-name="P5"><text:span text:style-name="T2">true</text:span></text:p>
          </draw:text-box>
        </draw:frame>
        <draw:custom-shape draw:style-name="gr1" draw:text-style-name="P1" xml:id="id3" draw:id="id3" draw:layer="layout" svg:width="3.302cm" svg:height="1.651cm" svg:x="11.287cm" svg:y="16.113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19" draw:text-style-name="P3" draw:layer="layout" svg:width="2.286cm" svg:height="1.647cm" svg:x="12.222cm" svg:y="16.573cm">
          <draw:text-box>
            <text:p text:style-name="P3"><text:span text:style-name="T1">Output</text:span></text:p>
          </draw:text-box>
        </draw:frame>
        <draw:connector draw:style-name="gr6" draw:text-style-name="P1" draw:layer="layout" draw:line-skew="0.853cm -0.302cm" svg:x1="12.938cm" svg:y1="16.113cm" svg:x2="18.2cm" svg:y2="11.805cm" draw:start-shape="id3" draw:start-glue-point="4" draw:end-shape="id2" draw:end-glue-point="10" svg:d="m12938 16113v-635h5461v-3673h-199">
          <text:p/>
        </draw:connector>
        <draw:line draw:style-name="gr6" draw:text-style-name="P1" draw:layer="layout" svg:x1="16.621cm" svg:y1="19.669cm" svg:x2="14.589cm" svg:y2="19.669cm">
          <text:p/>
        </draw:line>
        <draw:line draw:style-name="gr7" draw:text-style-name="P1" draw:layer="layout" svg:x1="10.525cm" svg:y1="19.669cm" svg:x2="10.525cm" svg:y2="13.827cm">
          <text:p/>
        </draw:line>
        <draw:line draw:style-name="gr7" draw:text-style-name="P1" draw:layer="layout" svg:x1="10.525cm" svg:y1="13.827cm" svg:x2="16.875cm" svg:y2="13.827cm">
          <text:p/>
        </draw:line>
        <draw:line draw:style-name="gr6" draw:text-style-name="P1" draw:layer="layout" svg:x1="16.875cm" svg:y1="13.827cm" svg:x2="16.875cm" svg:y2="13.192cm">
          <text:p/>
        </draw:line>
        <draw:custom-shape draw:style-name="gr1" draw:text-style-name="P1" draw:layer="layout" svg:width="3.302cm" svg:height="1.651cm" svg:x="11.286cm" svg:y="18.845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19" draw:text-style-name="P3" draw:layer="layout" svg:width="2.286cm" svg:height="1.647cm" svg:x="12.221cm" svg:y="19.305cm">
          <draw:text-box>
            <text:p text:style-name="P3"><text:span text:style-name="T1">Output</text:span></text:p>
          </draw:text-box>
        </draw:frame>
        <draw:line draw:style-name="gr7" draw:text-style-name="P1" draw:layer="layout" svg:x1="11.287cm" svg:y1="19.669cm" svg:x2="10.525cm" svg:y2="19.669cm">
          <text:p/>
        </draw:line>
        <draw:line draw:style-name="gr7" draw:text-style-name="P1" draw:layer="layout" svg:x1="7.857cm" svg:y1="13.907cm" svg:x2="8.873cm" svg:y2="13.907cm">
          <text:p/>
        </draw:line>
        <draw:frame draw:style-name="gr11" draw:text-style-name="P7" draw:layer="layout" svg:width="4.953cm" svg:height="0.725cm" svg:x="7.477cm" svg:y="25.802cm">
          <draw:text-box>
            <text:p text:style-name="P7"><text:span text:style-name="T7">See next page</text:span></text:p>
          </draw:text-box>
        </draw:frame>
      </draw:page>
      <draw:page draw:name="page2" draw:style-name="dp1" draw:master-page-name="Default">
        <draw:custom-shape draw:style-name="gr21" draw:text-style-name="P2" draw:layer="layout" svg:width="5.011cm" svg:height="0.889cm" svg:x="2.415cm" svg:y="9.059cm">
          <text:p text:style-name="P2"><text:span text:style-name="T1">Fini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9" draw:layer="layout" svg:width="4.983cm" svg:height="1.905cm" svg:x="2.551cm" svg:y="2.513cm">
          <text:p text:style-name="P8"><text:span text:style-name="T8"/></text:p>
          <text:p text:style-name="P9"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3" draw:text-style-name="P2" draw:layer="layout" svg:width="3.175cm" svg:height="2.028cm" svg:x="3.492cm" svg:y="3.229cm">
          <draw:text-box>
            <text:p text:style-name="P2"><text:span text:style-name="T1">Returned</text:span></text:p>
            <text:p text:style-name="P2"><text:span text:style-name="T1">Values</text:span></text:p>
          </draw:text-box>
        </draw:frame>
        <draw:custom-shape draw:style-name="gr24" draw:text-style-name="P1" draw:layer="layout" svg:width="5.21cm" svg:height="1.478cm" svg:x="2.124cm" svg:y="5.026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4" draw:text-style-name="P3" draw:layer="layout" svg:width="3.048cm" svg:height="1.139cm" svg:x="4.192cm" svg:y="5.407cm">
          <draw:text-box>
            <text:p text:style-name="P3"><text:span text:style-name="T1">Output</text:span></text:p>
          </draw:text-box>
        </draw:frame>
        <draw:custom-shape draw:style-name="gr24" draw:text-style-name="P1" draw:layer="layout" svg:width="5.031cm" svg:height="1.397cm" svg:x="2.503cm" svg:y="7.107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25" draw:text-style-name="P2" draw:layer="layout" svg:width="3.683cm" svg:height="0.885cm" svg:x="3.157cm" svg:y="7.434cm">
          <draw:text-box>
            <text:p text:style-name="P2"><text:span text:style-name="T1">JSON Data</text:span></text:p>
          </draw:text-box>
        </draw:frame>
        <draw:line draw:style-name="gr6" draw:text-style-name="P1" draw:layer="layout" svg:x1="4.913cm" svg:y1="4.409cm" svg:x2="4.913cm" svg:y2="5.044cm">
          <text:p/>
        </draw:line>
        <draw:line draw:style-name="gr6" draw:text-style-name="P1" draw:layer="layout" svg:x1="4.863cm" svg:y1="6.509cm" svg:x2="4.863cm" svg:y2="7.144cm">
          <text:p/>
        </draw:line>
        <draw:line draw:style-name="gr6" draw:text-style-name="P1" draw:layer="layout" svg:x1="4.913cm" svg:y1="8.409cm" svg:x2="4.913cm" svg:y2="9.044cm">
          <text:p/>
        </draw:line>
        <draw:frame draw:style-name="gr18" draw:text-style-name="P6" draw:layer="layout" svg:width="4.477cm" svg:height="0.885cm" svg:x="16.414cm" svg:y="0.266cm">
          <draw:text-box>
            <text:p text:style-name="P6"><text:span text:style-name="T6">Page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1131 902" svg:d="m564 0-564 902h1131z"/>
    <draw:marker draw:name="Arrowheads_20_3" draw:display-name="Arrowheads 3" svg:viewBox="0 0 1013 1130" svg:d="m1009 1050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ctus </meta:initial-creator>
    <meta:creation-date>2013-01-22T09:43:54</meta:creation-date>
    <dc:date>2013-01-22T17:09:48</dc:date>
    <dc:creator>Nactus </dc:creator>
    <meta:editing-duration>PT7H10M44S</meta:editing-duration>
    <meta:editing-cycles>16</meta:editing-cycles>
    <meta:generator>LibreOffice/3.5$Linux_X86_64 LibreOffice_project/350m1$Build-2</meta:generator>
    <meta:document-statistic meta:object-count="76"/>
  </office:meta>
</office:document-meta>
</file>